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DefinitionImpl.isPro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DefinitionImpl.isAuto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temDefinitionImpl.getOnPare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getDeclaringNod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Definition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isManda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ItemDefinitionImpl( QItemDefinition itemDef , NodeTypeManagerImpl ntMgr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